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buntu" svg:font-family="Ubuntu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paragraph-rsid="000cb32b" style:font-size-asian="12pt" style:font-size-complex="12pt"/>
    </style:style>
    <style:style style:name="P2" style:family="paragraph" style:parent-style-name="Preformatted_20_Text">
      <style:text-properties fo:font-size="12pt" officeooo:rsid="000d11cf" officeooo:paragraph-rsid="000d11cf" style:font-size-asian="12pt" style:font-size-complex="12pt"/>
    </style:style>
    <style:style style:name="P3" style:family="paragraph" style:parent-style-name="Preformatted_20_Text">
      <style:text-properties fo:font-size="12pt" officeooo:rsid="000d11de" officeooo:paragraph-rsid="000d11de" style:font-size-asian="12pt" style:font-size-complex="12pt"/>
    </style:style>
    <style:style style:name="P4" style:family="paragraph" style:parent-style-name="Preformatted_20_Text">
      <style:text-properties fo:font-size="12pt" officeooo:rsid="000d11de" officeooo:paragraph-rsid="000e5fdc" style:font-size-asian="12pt" style:font-size-complex="12pt"/>
    </style:style>
    <style:style style:name="P5" style:family="paragraph" style:parent-style-name="Preformatted_20_Text">
      <style:text-properties style:font-name="Times New Roman" fo:font-size="12pt" style:font-size-asian="10pt" style:font-size-complex="10pt"/>
    </style:style>
    <style:style style:name="P6" style:family="paragraph" style:parent-style-name="Preformatted_20_Text">
      <style:text-properties fo:color="#000000" loext:opacity="100%" style:font-name="Times New Roman" fo:font-size="12pt" style:font-size-asian="12pt" style:font-size-complex="12pt"/>
    </style:style>
    <style:style style:name="P7" style:family="paragraph" style:parent-style-name="Preformatted_20_Text">
      <style:text-properties fo:color="#000000" loext:opacity="100%" style:font-name="Times New Roman" fo:font-size="12pt" fo:font-weight="bold" officeooo:rsid="000cb32b" officeooo:paragraph-rsid="000cb32b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000000" loext:opacity="100%" style:font-name="Times New Roman" fo:font-size="16pt" fo:font-weight="bold" officeooo:rsid="000cb32b" officeooo:paragraph-rsid="000cb32b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officeooo:paragraph-rsid="000cb32b"/>
    </style:style>
    <style:style style:name="P10" style:family="paragraph" style:parent-style-name="Preformatted_20_Text">
      <style:text-properties fo:font-size="16pt" fo:font-weight="bold" officeooo:paragraph-rsid="000cb32b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6pt" fo:font-weight="bold" officeooo:rsid="000d11de" officeooo:paragraph-rsid="000d11de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6pt" fo:font-weight="bold" officeooo:rsid="000d11de" officeooo:paragraph-rsid="000e5fd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font-name="Ubuntu" fo:letter-spacing="normal" fo:font-style="normal"/>
    </style:style>
    <style:style style:name="T2" style:family="text">
      <style:text-properties fo:font-variant="normal" fo:text-transform="none" style:font-name="Ubuntu" fo:letter-spacing="normal" fo:font-style="normal" fo:font-weight="normal"/>
    </style:style>
    <style:style style:name="T3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style:font-name="Ubuntu" fo:letter-spacing="normal" fo:font-style="normal" fo:font-weight="normal" officeooo:rsid="000cb32b" style:font-weight-asian="normal" style:font-weight-complex="normal"/>
    </style:style>
    <style:style style:name="T5" style:family="text">
      <style:text-properties fo:font-variant="normal" fo:text-transform="none" style:font-name="Ubuntu" fo:letter-spacing="normal" fo:font-style="normal" style:font-name-asian="NSimSun1" style:font-name-complex="Liberation Mono"/>
    </style:style>
    <style:style style:name="T6" style:family="text">
      <style:text-properties fo:font-variant="normal" fo:text-transform="none" style:font-name="Ubuntu" fo:letter-spacing="normal" fo:font-style="normal" officeooo:rsid="000cb32b"/>
    </style:style>
    <style:style style:name="T7" style:family="text">
      <style:text-properties fo:font-variant="normal" fo:text-transform="none" style:font-name="Ubuntu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style:font-name="Ubuntu" fo:font-size="12pt" fo:letter-spacing="normal" fo:font-style="normal" fo:font-weight="normal" officeooo:rsid="000cb32b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ément AUBIER</text:p>
      <text:p text:style-name="P5">27/11/2004</text:p>
      <text:p text:style-name="P5">2 Impasse Le Pourcal</text:p>
      <text:p text:style-name="P5">24150-St Capraise de Lalinde</text:p>
      <text:p text:style-name="P5">06 33 54 50 01</text:p>
      <text:p text:style-name="P6"><text:a xlink:type="simple" xlink:href="mailto:clement.aubier.1@etu.u-bordeaux.fr" text:style-name="Internet_20_link" text:visited-style-name="Visited_20_Internet_20_Link"><text:span text:style-name="T2">clement.aubier.1@etu.u-bordeaux.fr</text:span></text:a></text:p>
      <text:p text:style-name="P6"><text:span text:style-name="T2"/></text:p>
      <text:p text:style-name="P8"><text:span text:style-name="T1">Formations :</text:span></text:p>
      <text:p text:style-name="P8"><text:span text:style-name="T1"/></text:p>
      <text:p text:style-name="P7"><text:span text:style-name="T3">2019 : Brevet – Série Générale – Mention Très bien – Lalinde</text:span></text:p>
      <text:p text:style-name="P7"><text:span text:style-name="T3">2022 : Bac Général Spés Math/NSI et Physique-Chimie (abandonnée) – Mention Très bien – Bergerac</text:span></text:p>
      <text:p text:style-name="P7"><text:span text:style-name="T3"/></text:p>
      <text:p text:style-name="P8"><text:span text:style-name="T5">Compétences </text:span><text:span text:style-name="T1">:</text:span></text:p>
      <text:p text:style-name="P8"><text:span text:style-name="T1"/></text:p>
      <text:p text:style-name="P9"><text:span text:style-name="T8">Informatique : maîtrise des logiciels </text:span><text:span text:style-name="T7">Word et PowerPoint, Internet.</text:span></text:p>
      <text:p text:style-name="P1"><text:span text:style-name="T3">Bon niveau en Python, </text:span><text:span text:style-name="T4">Java. Bases du C++, HTML, CSS.</text:span></text:p>
      <text:p text:style-name="P1"><text:span text:style-name="T4"/></text:p>
      <text:p text:style-name="P1"><text:span text:style-name="T4">2018 : ASSR 2 – Lalinde </text:span></text:p>
      <text:p text:style-name="P2"><text:span text:style-name="T4">2</text:span><text:span text:style-name="T3">022 : Code de la route - Bergerac</text:span></text:p>
      <text:p text:style-name="P1"><text:span text:style-name="T4"/></text:p>
      <text:p text:style-name="P10"><text:span text:style-name="T6">Expériences professionnelles :</text:span></text:p>
      <text:p text:style-name="P1"><text:span text:style-name="T4"/></text:p>
      <text:p text:style-name="P1"><text:span text:style-name="T4">2018 : Stage d’observation en 3e dans un salon de toilettage pour chien – 1 semaine au salon Charly's dog à St Capraise de Lalinde.</text:span></text:p>
      <text:p text:style-name="P1"><text:span text:style-name="T4"/></text:p>
      <text:p text:style-name="P3"><text:span text:style-name="T4">2</text:span><text:span text:style-name="T3">023 : Accompagnement des élèves lors de la JPO de l’IUT informatique de Bordeaux</text:span></text:p>
      <text:p text:style-name="P3"><text:span text:style-name="T3"/></text:p>
      <text:p text:style-name="P11"><text:span text:style-name="T1">Langues :</text:span></text:p>
      <text:p text:style-name="P11"><text:span text:style-name="T1"/></text:p>
      <text:p text:style-name="P4"><text:span text:style-name="T3">Première langue : Anglais – Niveau lycée</text:span></text:p>
      <text:p text:style-name="P4"><text:span text:style-name="T3">Seconde langue : Espagnol – Niveau lycée</text:span></text:p>
      <text:p text:style-name="P4"><text:span text:style-name="T3"/></text:p>
      <text:p text:style-name="P12"><text:span text:style-name="T1">Centres d’intérêt :</text:span></text:p>
      <text:p text:style-name="P4"><text:span text:style-name="T3"/></text:p>
      <text:p text:style-name="P4"><text:span text:style-name="T3">Informatique : J’aime la programmation informatique et je code régulièrement quelques projets en autodidacte en Python et C++. Je fais notamment de petits jeux avec interface graphique.</text:span></text:p>
      <text:p text:style-name="P4"><text:span text:style-name="T3"/></text:p>
      <text:p text:style-name="P4"><text:span text:style-name="T3">Animaux : J’ai un chien et j’aime m’en occuper.</text:span></text:p>
      <text:p text:style-name="P4"><text:span text:style-name="T3"/></text:p>
      <text:p text:style-name="P4"><text:span text:style-name="T3">Cinéma : Je prends du plaisir à regarder des films humoristiques et inventifs comme ceux de Kev Adams, Philippe Lacheau ou encore Will Smith.</text:span></text:p>
      <text:p text:style-name="P4"><text:span text:style-name="T3"/></text:p>
      <text:p text:style-name="P4"><text:span text:style-name="T3">Télévision : Je préfère les reportages.</text:span></text:p>
      <text:p text:style-name="P4"><text:span text:style-name="T3"/></text:p>
      <text:p text:style-name="P4"><text:span text:style-name="T3">Jeux vidéo : J’aime les jeux simples, créatifs et atypiques.</text:span></text:p>
      <text:p text:style-name="P4"><text:span text:style-name="T3"/></text:p>
      <text:p text:style-name="P4"><text:span text:style-name="T3">Livres : J’aime les documentaire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buntu" svg:font-family="Ubuntu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9T16:57:19.638000000</dc:date>
    <meta:editing-duration>PT10M7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7" meta:word-count="214" meta:character-count="1334" meta:non-whitespace-character-count="1136"/>
  </office:meta>
</office:document-meta>
</file>